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1" svg:font-family="'Bitstream Vera Sans'"/>
    <style:font-face style:name="Courier New1" svg:font-family="'Courier New'"/>
    <style:font-face style:name="Courier New" svg:font-family="'Courier New', Courier, Monospace"/>
    <style:font-face style:name="SimSun" svg:font-family="SimSun"/>
    <style:font-face style:name="StarSymbol" svg:font-family="StarSymbol"/>
    <style:font-face style:name="Verdana" svg:font-family="Verdana"/>
    <style:font-face style:name="verdana" svg:font-family="verdana, arial, helvetica"/>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5.7319in" table:align="center"/>
    </style:style>
    <style:style style:name="Table1.A" style:family="table-column">
      <style:table-column-properties style:column-width="1.1646in"/>
    </style:style>
    <style:style style:name="Table1.B" style:family="table-column">
      <style:table-column-properties style:column-width="0.8917in"/>
    </style:style>
    <style:style style:name="Table1.C" style:family="table-column">
      <style:table-column-properties style:column-width="2.2319in"/>
    </style:style>
    <style:style style:name="Table1.D" style:family="table-column">
      <style:table-column-properties style:column-width="1.4438in"/>
    </style:style>
    <style:style style:name="Table1.A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2319in" style:rel-width="90%" table:align="center"/>
    </style:style>
    <style:style style:name="Table2.A" style:family="table-column">
      <style:table-column-properties style:column-width="6.2319in" style:rel-column-width="58976*"/>
    </style:style>
    <style:style style:name="Table2.A1" style:family="table-cell">
      <style:table-cell-properties style:vertical-align="middle" fo:padding="0.0313in" fo:border="none"/>
    </style:style>
    <style:style style:name="Table3" style:family="table">
      <style:table-properties style:width="6.2319in" style:rel-width="90%" table:align="center"/>
    </style:style>
    <style:style style:name="Table3.A" style:family="table-column">
      <style:table-column-properties style:column-width="6.2319in" style:rel-column-width="58976*"/>
    </style:style>
    <style:style style:name="Table3.A1" style:family="table-cell">
      <style:table-cell-properties style:vertical-align="middle" fo:padding="0.0313in" fo:border="none"/>
    </style:style>
    <style:style style:name="Table4" style:family="table">
      <style:table-properties style:width="6.925in" table:align="left"/>
    </style:style>
    <style:style style:name="Table4.A" style:family="table-column">
      <style:table-column-properties style:column-width="0.8875in"/>
    </style:style>
    <style:style style:name="Table4.B" style:family="table-column">
      <style:table-column-properties style:column-width="6.0375in"/>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ing_20_1">
      <style:paragraph-properties fo:break-before="page"/>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style:font-name="Courier New"/>
    </style:style>
    <style:style style:name="P4" style:family="paragraph" style:parent-style-name="Text_20_body">
      <style:paragraph-properties fo:margin-top="0in" fo:margin-bottom="0in"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1"/>
    <style:style style:name="P7" style:family="paragraph" style:parent-style-name="Table_20_Contents">
      <style:paragraph-properties fo:margin-top="0in" fo:margin-bottom="0.1965in"/>
    </style:style>
    <style:style style:name="P8" style:family="paragraph" style:parent-style-name="Text_20_body">
      <style:text-properties fo:font-weight="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T1" style:family="text">
      <style:text-properties fo:color="#006699"/>
    </style:style>
    <style:style style:name="T2" style:family="text">
      <style:text-properties style:font-name="Courier New"/>
    </style:style>
    <style:style style:name="T3" style:family="text">
      <style:text-properties fo:font-weight="bold"/>
    </style:style>
    <style:style style:name="T4" style:family="text">
      <style:text-properties fo:color="#ff0000"/>
    </style:style>
    <style:style style:name="T5" style:family="text">
      <style:text-properties style:font-name="Courier New1"/>
    </style:style>
    <style:style style:name="T6" style:family="text">
      <style:text-properties style:font-name-asian="Courier New1"/>
    </style:style>
    <style:style style:name="T7" style:family="text">
      <style:text-properties style:font-name-asian="Courier New"/>
    </style:style>
    <style:style style:name="T8" style:family="text">
      <style:text-properties style:text-underline-style="solid" style:text-underline-width="auto" style:text-underline-color="font-color"/>
    </style:style>
    <style:style style:name="T9" style:family="text" style:parent-style-name="Strong_20_Emphasis">
      <style:text-properties style:font-name="Courier New"/>
    </style:style>
    <style:style style:name="T10" style:family="text">
      <style:text-properties style:font-weight-asian="bold"/>
    </style:style>
    <style:style style:name="T11" style:family="text">
      <style:text-properties fo:font-style="italic"/>
    </style:style>
    <style:style style:name="Sect1" style:family="section">
      <style:section-properties fo:margin-left="0in" fo:margin-right="0in"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JSR-175 (Meta-data) Sample</text:h>
      <text:section text:style-name="Sect1" text:name="main">
        <text:p text:style-name="P2">// An annotation</text:p>
        <text:p text:style-name="P2">import java.lang.annotation.*;</text:p>
        <text:p text:style-name="P2">@Retention(RetentionPolicy.RUNTIME)<text:line-break/>@Target(ElementType.METHOD)<text:line-break/>public @interface SampleAnnotation {<text:line-break/>   public String word();<text:line-break/>}</text:p>
        <text:p text:style-name="P2">// A client uses above annotation</text:p>
        <text:p text:style-name="P2">import java.lang.annotation.*;<text:line-break/>import java.lang.reflect.*;</text:p>
        <text:p text:style-name="P2">public class UseAnnotation {<text:line-break/> @SampleAnnotation(word="Hello, World!")<text:line-break/> public void say(String something) {<text:line-break/>  System.out.println("I'm saying something, that is : \"" + something + "\"");<text:line-break/> }</text:p>
        <text:p text:style-name="P2"> public static void main(String[] args) throws Exception {<text:line-break/>  Class clazz = UseAnnotation.class;<text:line-break/>  Method method = clazz.getMethod("say", new Class[]{String.class});<text:line-break/>  SampleAnnotation sample = method.getAnnotation(SampleAnnotation.class);<text:line-break/>  method.invoke(new UseAnnotation(), new Object[]{sample.word()});<text:line-break/> }<text:line-break/>}</text:p>
        <text:p text:style-name="P2"> </text:p>
        <text:p text:style-name="P2">编译、运行：</text:p>
        <text:p text:style-name="P2">javac -source 1.5 UseAnnotation.java</text:p>
        <text:p text:style-name="P2">java UseAnnotation</text:p>
        <text:p text:style-name="P2"> </text:p>
        <text:p text:style-name="P2">运行结果：</text:p>
        <text:p text:style-name="P2">&gt;&gt;I'm saying something, that is : "Hello, World!"</text:p>
        <text:p text:style-name="P2"> </text:p>
        <text:p text:style-name="P2">Metadata可以用来做什么？比如说：</text:p>
        <text:p text:style-name="P2"> </text:p>
        <text:p text:style-name="P2">@Target(ElementType.CLASS)<text:line-break/>public @interface Invariance {<text:line-break/>   ...</text:p>
        <text:p text:style-name="P2"> </text:p>
        <text:p text:style-name="P2">@Target(ElementType.METHOD)<text:line-break/>public @interface Pre {<text:line-break/>  ...</text:p>
        <text:p text:style-name="P2"> </text:p>
        <text:p text:style-name="P2">在一个拦截器里，用一个脚本引擎把meta-data里面写的表达式运行起来，就可以实现Design by Contract了。</text:p>
        <text:p text:style-name="P2">2004年03月10日, 星期三 08:41 (77694)</text:p>
      </text:section>
      <text:section text:style-name="Sect1" text:name="Section1">
        <text:h text:style-name="P1" text:outline-level="1" text:is-list-header="true"><text:bookmark text:name="main"/>X档案：基于XML的Java持久化方案</text:h>
        <text:p text:style-name="P2">这 篇《X档案》原本是我的一篇玩笑文章??我只是觉得可以用Xindice来实现一些Java持久化方案，但并不认为这种方案有很大的可操作性。但是昨天和 另一家公司的朋友聊天时发现，原来他们已经实际采用了这种方案。他们做的是一套公文流转业务（OA系统常见的业务），采用XML作为可持久实体单元既方便 了表现又方便了检索。既然这种方案业已被实践证明是有其可行性的，那么我就把这篇文章放出来，希望引起某种程度的重视。</text:p>
        <text:p text:style-name="P2"> </text:p>
        <text:p text:style-name="P2">前几天和potian吃饭时，和他讲起界面难做、要用XMLHTTP，他突然问了我们一句：“你们为什么需要浏览器？”当时就楞住了。是呀，为 什么需要浏览器？为什么不直接用WebStart做rich client？在持久化这里也是一样，在某些时候（譬如原本就需要大量XML数据的时候），也许你可以问一句“为什么需要数据库？”很多时候，跳出原来的 思维定势是很重要的。</text:p>
        <text:p text:style-name="P2"> </text:p>
        <text:p text:style-name="P2"><text:a xlink:type="simple" xlink:href="http://gigix.cool2u.net/download/X_doc.pdf" office:target-frame-name="_blank" xlink:show="new"><text:span text:style-name="T1">http://gigix.cool2u.net/download/X_doc.pdf</text:span></text:a></text:p>
        <text:p text:style-name="P2">2004年03月14日, 星期日 17:18 (82654)</text:p>
      </text:section>
      <text:section text:style-name="Sect1" text:name="Section2">
        <text:h text:style-name="P1" text:outline-level="1" text:is-list-header="true"><text:bookmark text:name="main1"/>直接调用ProxyFactoryBean</text:h>
        <text:p text:style-name="P2">按 照Spring的标准做法，需要AOP能力的组件是要逐个配置的。通常的做法是配置一个ProxyFactoryBean组件，并将target、 interceptor和intercepted interfaces都配置进去，然后获得这个组件时就可以得到附加了动态代理的组件。这种做法稍微有点麻烦。我们的拦截对象是明确的（所有 service组件）、拦截器是明确的（事务管理器、Observer），我希望在Service Locator里面给所有的service组件加上动态代理，用同样的拦截器来拦截它们，而不要逐个去配置。</text:p>
        <text:p text:style-name="P2"> </text:p>
        <text:p text:style-name="P2">下列代码直接调用Spring的ProxyFactoryBean来创建一个附加了动态代理的组件：</text:p>
        <text:p text:style-name="P2">/* <text:line-break/> * Project: Spring AOP Sample<text:line-break/> * Created on 2004-3-16<text:line-break/> */<text:line-break/>package org.groller.aop;</text:p>
        <text:p text:style-name="P2">import junit.framework.TestCase;</text:p>
        <text:p text:style-name="P2">import org.springframework.aop.framework.ProxyFactoryBean;<text:line-break/>import org.springframework.beans.factory.BeanFactory;<text:line-break/>import org.springframework.beans.factory.xml.XmlBeanFactory;</text:p>
        <text:p text:style-name="P2">import testmodel.IService;<text:line-break/>import testmodel.ServiceImpl;</text:p>
        <text:p text:style-name="P2">/**<text:line-break/> * @author gigix<text:line-break/> * <text:a xlink:type="simple" xlink:href="mailto:xiongjie@csdn.net">xiongjie@csdn.net</text:a><text:line-break/> */<text:line-break/>public class ServiceProxyTest extends TestCase {<text:line-break/> public void testProxyFactory() {<text:line-break/>  BeanFactory bf = new XmlBeanFactory(getClass().getClassLoader().getResourceAsStream("application.bean.xml"));<text:line-break/>  <text:line-break/>  ProxyFactoryBean factory = new ProxyFactoryBean();<text:line-break/>  factory.setTarget(new ServiceImpl());<text:line-break/>  factory.setInterfaces(new Class[]{IService.class});<text:line-break/>  factory.setInterceptorNames(new String[]{"interceptor1", "interceptor2"});<text:line-break/>  factory.setBeanFactory(bf);<text:line-break/>  <text:line-break/>  IService service = (IService) factory.getObject();<text:line-break/>  service.sayHello();<text:line-break/> }<text:line-break/>}</text:p>
        <text:p text:style-name="P2">需要注意的是，factory.setBeanFactory()方法必须最后一个调用，因为在调用这个方法时，ProxyFactoryBean就会做提前读取（eager load），如果其他几个属性还没有设置好，调用这个方法就会出错。</text:p>
        <text:p text:style-name="P2"> </text:p>
        <text:p text:style-name="P2">把这段代码抽取一下，放在Service Locator中，就可以把我们的整个拦截器机制切换到AOP-Alliance API上。我们的每个拦截器（现在只有事务管理器和Observer模式管理器）都继承MethodInterceptor，aspect就真正分离出来 了。这是G-Roller框架的一个重大进步，哈哈~~~~</text:p>
        <text:p text:style-name="P2">2004年03月16日, 星期二 20:45 (85309)</text:p>
      </text:section>
      <text:section text:style-name="Sect1" text:name="Section3">
        <text:h text:style-name="P1" text:outline-level="1" text:is-list-header="true"><text:bookmark text:name="main2"/>什么是portal</text:h>
        <text:p text:style-name="P2">charon提了几个问题：</text:p>
        <text:p text:style-name="P2"><text:a xlink:type="simple" xlink:href="http://gigix.blogdriver.com/showBlog.do?bloggerID=19869&amp;diaryID=121598" office:target-frame-name="_blank" xlink:show="new">http://gigix.blogdriver.com/showBlog.do?bloggerID=19869&amp;diaryID=121598</text:a></text:p>
        <text:p text:style-name="P2">难得有技术上可以给charon解惑的机会，我要珍惜(there's an image) </text:p>
        <text:p text:style-name="P2"> </text:p>
        <text:p text:style-name="P2">从最宏观的角度来说，portal归根结底是一个<text:span text:style-name="Strong_20_Emphasis">内容聚集</text:span>的平台。典型的场景是这样：一个企业（或者政府部门）拥有这个那个的业务系统，譬如网上注册、网上年检、新闻发布、咨询公告、外汇牌价、天气预报(there's an image) </text:p>
        <text:p text:style-name="P2"> </text:p>
        <text:p text:style-name="P2">举个例子。工商局的portal可能是这样：普通用户可以定制几个信息发布类的portlet，例如新闻、公告、外汇牌价和天气预报，这些 portlet从后面的application那里获得RSS feed，再根据用户选择的skin显示出来；企业用户登录之后，有一个portlet可以看到自己的年检进度（也是通过RSS获得信息），再点一个链接 就进入年检系统，并且已经携带了登录信息；工商局内部用户登录以后，就有几个portlet显示待办事宜、学习文件等等（还是RSS），同样是点一个链接 进入年检系统直接处理一个待审企业。</text:p>
        <text:p text:style-name="P2"> </text:p>
        <text:p text:style-name="P2">IBM Websphere Portal好象就是用JetSpeed为基础做的，所以API都一样。JSR 168定义的接口和JetSpeed现在的接口也差不多。JSR 168没有定义portlet之间的事件模型，我感觉这块也是很有必要的，因为有时portlet也需要直接提供一些简单的交互性。譬如说，“文件浏览” portlet也许可以直接把文件摘要显示出来，领导看个大概齐就在后面点一下“同意”了事，这时“待办事宜”portlet里面就应该把这个文件的链接 去掉。</text:p>
        <text:p text:style-name="P2">2004年04月18日, 星期日 23:26 (121606)</text:p>
        <text:section text:style-name="Sect1" text:name="Section4">
          <text:h text:style-name="P1" text:outline-level="1" text:is-list-header="true"><text:bookmark text:name="main3"/>Spring结合Hibernate的标准做法</text:h>
          <text:p text:style-name="P2">IBM developerWorks：O/R Mapping Without The [EJB] Container</text:p>
          <text:p text:style-name="P2"><text:a xlink:type="simple" xlink:href="http://www-106.ibm.com/developerworks/library/j-hibern/?ca=dnt-515" office:target-frame-name="_blank" xlink:show="new">http://www-106.ibm.com/developerworks/library/j-hibern/?ca=dnt-515</text:a></text:p>
          <text:p text:style-name="P2"> </text:p>
          <text:p text:style-name="P2">文中的方式应该是Spring与Hibernate结合的标准做法。声明性数据源、声明性事务、声明性查询……我很喜欢named query这个东西，以前不知道原来Hibernate也支持这个的。</text:p>
          <text:p text:style-name="P2"> </text:p>
          <text:p text:style-name="P3">[User.java]<text:line-break/>/**<text:line-break/>* @author Richard Hightower<text:line-break/>* ArcMind Inc. http://www.arc-mind.com<text:line-break/>* @hibernate.class table="TBL_USER" discriminator-value="2" <text:line-break/>* @hibernate.discriminator column="USER_TYPE"<text:line-break/>* <text:line-break/>* @hibernate.query name="AllUsers" query="from User user order by user.email asc"<text:line-break/>* <text:line-break/>*/<text:line-break/>public class User {</text:p>
          <text:p text:style-name="P2"> </text:p>
          <text:p text:style-name="P2">不过文中的用法就对Spring有较多的依赖，例如大量使用HibernateTemplate。除了这一点，我认为Spring的推荐用法比G-Roller现在的做法要好，感觉更整洁些。</text:p>
          <text:p text:style-name="P2">2004年04月19日, 星期一 08:41 (121827)</text:p>
        </text:section>
        <text:section text:style-name="Sect1" text:name="Section5">
          <text:h text:style-name="P1" text:outline-level="1" text:is-list-header="true"><text:bookmark text:name="main4"/>JOTM初接触</text:h>
          <text:p text:style-name="P2">创建一个Jotm对象，用这个对象就可以创建UserTransaction和TransactionManager。然后把UserTransaction加到JNDI树上，于是所有应用程序都可以访问到同一个事务。</text:p>
          <text:p text:style-name="P2"> </text:p>
          <text:p text:style-name="P2">  <text:span text:style-name="T2">Jotm jotm = new Jotm(true, false);<text:line-break/>  InitialContext ictx = new InitialContext();<text:line-break/>  ictx.rebind(USER_TRANSACTION_JNDI_NAME, jotm.getUserTransaction());</text:span></text:p>
          <text:p text:style-name="P2"> </text:p>
          <text:p text:style-name="P2"><text:line-break/>数据源要用XADataSource，这是可以用外接事务管理器来管理分布式事务的数据源对象。把JOTM的事务管理器接上去：</text:p>
          <text:p text:style-name="P2"> </text:p>
          <text:p text:style-name="P2">  <text:span text:style-name="T2">StandardXADataSource xads = new StandardXADataSource();<text:line-break/>  xads.setDriverName(props.getProperty("driver"));<text:line-break/>  xads.setUrl(props.getProperty("url"));<text:line-break/>  xads.setTransactionManager(jotm.getTransactionManager());</text:span></text:p>
          <text:p text:style-name="P2">  <text:span text:style-name="T2">XAConnection xaconn = xads.getXAConnection(login, password);<text:line-break/>  return xaconn.getConnection();<text:line-break/></text:span><text:line-break/>需要用事务管理的客户代码就从JNDI树上取到UserTransaction来用，还是满简单的：</text:p>
          <text:p text:style-name="P2"> </text:p>
          <text:p text:style-name="P3">UserTransaction utc = (UserTransaction)ictx.lookup(USER_TRANSACTION_JNDI_NAME);</text:p>
          <text:p text:style-name="P3">utc.begin();</text:p>
          <text:p text:style-name="P3">...</text:p>
          <text:p text:style-name="P3">utc.commit();</text:p>
          <text:p text:style-name="P2"> </text:p>
          <text:p text:style-name="P2">写了一天文档，差点被郁闷死。什么TMD可行性分析报告，纯粹扯淡蒙事。还是写写程序比较舒服。</text:p>
          <text:p text:style-name="P2">2004年04月26日, 星期一 16:45 (130736)</text:p>
        </text:section>
        <text:section text:style-name="Sect1" text:name="Section6">
          <text:h text:style-name="P1" text:outline-level="1" text:is-list-header="true"><text:bookmark text:name="main5"/>JSR 170</text:h>
          <text:p text:style-name="P2">JSR 170：Java内容仓库（Java Content Repository，JCR）API</text:p>
          <text:p text:style-name="P2"><text:a xlink:type="simple" xlink:href="http://jcp.org/aboutJava/communityprocess/review/jsr170/index.html" office:target-frame-name="_blank" xlink:show="new">http://jcp.org/aboutJava/communityprocess/review/jsr170/index.html</text:a></text:p>
          <text:p text:style-name="P2"> </text:p>
          <text:p text:style-name="P2">JCR试图定义一组内容管理的标准接口，以便标准化内容管理器模块。如果所有的内容管理器都以同样的API提供服务，那么各种内容管理器产品之 间将具有可互换性。JCR规范分为两个level。level 1定义了一组基本的内容仓库操作，包括内容的读、写、删除、搜索、内容元素的序列化等等；level 2提供了高级的功能，例如事务管理、版本控制、内容观察、访问控制、内容锁定等。</text:p>
          <text:p text:style-name="P2"> </text:p>
          <text:p text:style-name="P2">JCR定义的内容仓库模型是一个树状结构，树上的元素（Item）分为两类：节点（node）和属性（property）。整棵树具有单根结 构。从根开始，内容元素的定位采用UNIX文件系统风格，例如“/A/B/ccc”（根下面A节点的B子节点的ccc属性），相对定位符（“.”和 “..”）也是可用的。每个属性有且仅有一个父节点，不能有子元素。每个节点可以有一个或多个父节点（根节点无父节点），也可以有任意多个子节点或属性。 注意，节点可以有多个父节点，也就是说可以从不同的路径导航获得同一内容，这是网站常见的一个需求（来自不同栏目的两个链接指向同一篇文章）。</text:p>
          <text:p text:style-name="P2"> </text:p>
          <text:p text:style-name="P2">除了Node和Property之外，API中还有几个重要的对象。Repository代表整个内容仓库，Credentials代表一个用户身份，Ticket代表进入该内容仓库的门票。获得内容根节点的代码大致如下：</text:p>
          <text:p text:style-name="P2"> </text:p>
          <text:p text:style-name="P2">  <text:span text:style-name="T2">Repository repository = (Repository)java.rmi.Naming.lookup("MyRepo");<text:line-break/>  Credentials credentials = new SimpleCredentials("MyName", "MyPassword".toCharArray());<text:line-break/>  Ticket myTicket = repository.login(credentials, "MyWorkspace");</text:span></text:p>
          <text:p text:style-name="P2">  <text:span text:style-name="T2">Node root = myTicket.getRootNode();</text:span></text:p>
          <text:p text:style-name="P2"> </text:p>
          <text:p text:style-name="P2">从root节点就可以遍历访问整课内容树。Ticket对象也支持通过绝对路径或者UUID直接获得某一内容元素（节点或属性）。</text:p>
          <text:p text:style-name="P2"> </text:p>
          <text:p text:style-name="P2">照我的理解，现在我们的内容管理器产品已经具备了兼容level 1的功能。但是这个标准API对于我们设计内容管理器有多大程度的帮助？这个问题要去问魔之眼。</text:p>
          <text:p text:style-name="P2">2004年05月19日, 星期三 16:36 (162487)</text:p>
        </text:section>
        <text:section text:style-name="Sect1" text:name="Section7">
          <text:h text:style-name="P1" text:outline-level="1" text:is-list-header="true"><text:bookmark text:name="main6"/>最简单的O/R Mapping</text:h>
          <text:p text:style-name="P2">pBeans（<text:a xlink:type="simple" xlink:href="http://pbeans.sourceforge.net/" office:target-frame-name="_blank" xlink:show="new">http://pbeans.sourceforge.net/</text:a>） 是一个以简单为目标的O/R Mapping工具。它根据Java Bean规则自动决定映射到数据库的字段，它on demand创建表结构，它根据最常见的情况判定对象关联，它甚至根本就没考虑事务的问题。但是，使用pBeans够简单，所以它未尝不可以成为单用户桌 面应用程序的一种持久化选择。用Groovy和pBeans结合的一段对象持久化代码如下（来自<text:a xlink:type="simple" xlink:href="http://weblogs.java.net/pub/wlg/1299" office:target-frame-name="_blank" xlink:show="new">http://weblogs.java.net/pub/wlg/1299</text:a>）：</text:p>
          <text:p text:style-name="P2"> </text:p>
          <text:p text:style-name="P3">import net.sourceforge.pbeans.data.*<text:line-break/>import net.sourceforge.pbeans.*<text:line-break/><text:line-break/>dataSource = new GenericDataSource()<text:line-break/>dataSource.setDriverClassName("com.mysql.jdbc.Driver")<text:line-break/>dataSource.setUrl("jdbc:mysql://localhost/test?user=test&amp;password=test")<text:line-break/><text:line-break/>store = new Store(dataSource)<text:line-break/><text:line-break/>class User implements Persistent {<text:line-break/>    Integer id<text:line-break/>    String name<text:line-break/>    Integer age<text:line-break/>    String hometown<text:line-break/>}<text:line-break/><text:line-break/>joe = new User(name:"Joe User", age:43, hometown:"Bay Minette, AL")<text:line-break/>store.insert(joe)<text:line-break/>newjoe = store.selectSingle(User.class, "name", "Joe User")<text:line-break/>assert newjoe.hometown == "Bay Minette, AL"</text:p>
          <text:p text:style-name="P2">2004年05月20日, 星期四 10:29 (163642)</text:p>
        </text:section>
        <text:section text:style-name="Sect1" text:name="Section8">
          <text:h text:style-name="P1" text:outline-level="1" text:is-list-header="true"><text:bookmark text:name="main7"/>JDBC 4.0</text:h>
          <text:p text:style-name="P2">和 整个Java 1.5一样，JDBC 4.0的目标也是“易用性”。JDBC 4.0将采用JSR 175 annotation和generic Java，使开发者可以将SQL查询的结果与具体的数据结构（即Java对象）关联起来，听起来多少有点像是一个O/R mapping的味道。</text:p>
          <text:p text:style-name="P2">2004年06月10日, 星期四 22:47 (194767)</text:p>
        </text:section>
        <text:section text:style-name="Sect1" text:name="Section9">
          <text:h text:style-name="P1" text:outline-level="1" text:is-list-header="true"><text:bookmark text:name="main8"/>Java规则引擎</text:h>
          <text:p text:style-name="P2">2004年06月2日, 星期三 17:35 (181943)</text:p>
        </text:section>
        <text:section text:style-name="Sect1" text:name="Section10">
          <text:h text:style-name="P1" text:outline-level="1" text:is-list-header="true"><text:bookmark text:name="main9"/>学习CLISP一天</text:h>
          <text:p text:style-name="P2">因 为想更多地了解Jess，花了一天时间学习CLISP。简单说，LISP是个不那么容易懂的语言——至少对于我来说。最主要的原因是它的概念是 “functional programming”，从Jess的角度来说，它是rule-based的。再加上语法不习惯，感觉不是件很爽的事情。但是，看着CLISP程序，对 “规则”、“规则引擎”的概念却理解得很快，这可能就是传说中语言的魔力。</text:p>
          <text:p text:style-name="P2"> </text:p>
          <text:p text:style-name="P2">如果真是希望得到一个便于定制的核心业务逻辑，描述这个规则的肯定不能用LISP系的语言。问了两位浙大的高材生（其中一位是学数学出身的），都没玩过LISP，可见在我们的应用域Jess基本上是一个没希望的东东。</text:p>
          <text:p text:style-name="P2">2004年06月3日, 星期四 17:47 (183479)</text:p>
        </text:section>
        <text:section text:style-name="Sect1" text:name="Section11">
          <text:h text:style-name="P1" text:outline-level="1" text:is-list-header="true"><text:bookmark text:name="main10"/>什么是规则</text:h>
          <text:p text:style-name="P2">假设我们写一个机器人的程序。公交车到了康乐新村，程序收到“本车到达康乐新村”的消息，就做“下车”的动作。这是过程化（广义的过程化， Java/C++也含在内）的编程方式。但是，这个消息其实是信息量不足的甚至错误的，譬如司机有可能在车还没停稳时就按钮。所以，在做“下车”的动作之 前，需要加上一堆判断。比如说，每个人都知道，如果车没停稳就不能下车，没开门也不能硬往门外走。如果把这一堆判断都放在Java代码里，就会导致业务逻 辑和控制流的混淆，维护不方便。</text:p>
          <text:p text:style-name="P2"> </text:p>
          <text:p text:style-name="P2">规则引擎把这些业务逻辑放在程序之外。“车已停”、“门已开”……这些被称为<text:span text:style-name="Strong_20_Emphasis">事实</text:span>，规则引擎根据这些事实和已经制订的<text:span text:style-name="Strong_20_Emphasis">规则</text:span>（每个规则是一个if...then...）生成新的事实或者发出动作。譬如同样是坐车的问题，Java代码只是把车、门、站……这些对象都塞进<text:span text:style-name="Strong_20_Emphasis">知识库</text:span>，每个对象的每个状态就是一个事实，规则引擎再自动进行规则-事实匹配，最后决定是否下车。</text:p>
          <text:p text:style-name="P2"> </text:p>
          <text:p text:style-name="P4">世界是事实的总体，而不是事物的总体。</text:p>
          <text:p text:style-name="P4">世界为诸事实所规定，为它们既是<text:span text:style-name="Strong_20_Emphasis">全部</text:span>事实所规定。</text:p>
          <text:p text:style-name="P4">??路德维希?维特根斯坦，《逻辑哲学论》</text:p>
          <text:p text:style-name="P2">2004年06月7日, 星期一 22:26 (189620)</text:p>
        </text:section>
        <text:section text:style-name="Sect1" text:name="Section12">
          <text:h text:style-name="P1" text:outline-level="1" text:is-list-header="true"><text:bookmark text:name="main11"/>XMLSPY 2004 HE</text:h>
          <text:p text:style-name="P2">XMLSPY 2004 Home Edition可以免费下载使用，license好象是无限期的。Home Edition也有XSL样式表编辑、执行、调试的功能，我已经很满足了。这样也免得昧着良心去找XMLSPY 5.0的crack。</text:p>
          <text:p text:style-name="P2"> </text:p>
          <text:p text:style-name="P2">用客户端XSLT做web界面（就像CSDN那样）有什么不好呢？也许一个缺点是界面粒度太大，复用性不好。我现在用了一个折中的办法：在 action把DTO映射成XML（用Castor），JSP再做一次XSLT转换，仍然用样式表生成展现界面。修改界面总是工作量最大的。</text:p>
          <text:p text:style-name="P2">2004年07月12日, 星期一 22:19 (238366)</text:p>
        </text:section>
        <text:section text:style-name="Sect1" text:name="Section13">
          <text:h text:style-name="P1" text:outline-level="1" text:is-list-header="true"><text:bookmark text:name="main12"/>Why WebWork Differences</text:h>
          <text:p text:style-name="P2">按照我们现在的架构（参考<text:a xlink:type="simple" xlink:href="http://cosoft.org.cn/projects/groller">G-Roller</text:a>），service组件应该是一个<text:span text:style-name="Strong_20_Emphasis">功能模块</text:span>：每个service方法做且仅做一件事。去年做某市工商年检业务系统时，我们把太多的事情揉到一个service方法中去做（例如驱动工作流、权限控制），导致transaction script冗长且不可复用、不便移植。实际上，在功能模块的上面还应该有一层<text:span text:style-name="Strong_20_Emphasis">用例模块</text:span>，它们仍然与表现无关，只是组合多个service组件（功能模块）实现一个用例——也不应该说这些用例模块与表现无关，它们直接对应表现的需求，但不应该绑定特定的表现技术（例如web）。</text:p>
          <text:p text:style-name="P2"> </text:p>
          <text:p text:style-name="P2">这些用例模块，就应该是表现层的action。例如“user!register”，还有比这更贴切的用例名吗？而且，组合多个service 的功能，也没有比action更合适的地方了。但Struts的action并不适合做这种用例模块，因为它与web的绑定太紧密了，<text:span text:style-name="T2">HttpServletXxx</text:span>这 种东西随处可见。一旦使用了Struts，除非是在浏览器上做Rich Client、通过web service与服务器端交互，否则界面无法移植，而必须重新实现用例模块。因此，我们不敢在Struts action里放更多的逻辑，只好把service的transaction script臃肿起来了。</text:p>
          <text:p text:style-name="P2"> </text:p>
          <text:p text:style-name="P2">WebWork的好处就在这里：它的actions——实际上是xWork的actions——不绑定表现技术，任何一种界面都可以使用它。所 以即便需要支持多种客户端，action这一部分仍然是完全可复用的。因此我们可以在这里实现用例。甚至可以把G-Roller的一些拦截器取消，在 action这里用拦截器来管理事务和资源释放。</text:p>
          <text:p text:style-name="P2">2004年07月28日, 星期三 19:30 (259808)</text:p>
        </text:section>
        <text:section text:style-name="Sect1" text:name="Section14">
          <text:h text:style-name="P1" text:outline-level="1" text:is-list-header="true"><text:bookmark text:name="main13"/>What's New in Spring 1.1</text:h>
          <text:p text:style-name="P2">（<text:a xlink:type="simple" xlink:href="http://www.springframework.org/news.html#1.1RC1">http://www.springframework.org/news.html#1.1RC1</text:a>） </text:p>
          <text:p text:style-name="P2"> </text:p>
          <text:p text:style-name="Text_20_body">New features and enhancements in <text:span text:style-name="T3">Spring 1.1 RC1</text:span> include: </text:p>
          <text:list text:style-name="L1">
            <text:list-item>
              <text:p text:style-name="P5">IoC container supports <text:span text:style-name="Strong_20_Emphasis">Method Injection</text:span>: the overriding of concrete or abstract methods, typically to look up a dependency managed by the container. This means even less need to implement Spring-specific interfaces such as BeanFactoryAware. </text:p>
            </text:list-item>
            <text:list-item>
              <text:p text:style-name="P5">The IoC container can now <text:span text:style-name="Strong_20_Emphasis">obtain objects from static factory methods</text:span> as well as constructors. This enhancement allows excellent AspectJ integration: it is now possible to configure AspectJ aspects using Spring Dependency Injection, like any object. We plan to provide examples of AspectJ integration before 1.1 final. </text:p>
            </text:list-item>
            <text:list-item>
              <text:p text:style-name="P5">Support for sending and receiving JMS messages </text:p>
            </text:list-item>
            <text:list-item>
              <text:p text:style-name="P5">Support for Apache OJB as an ORM alternative, within Spring's consistent data access abstraction </text:p>
            </text:list-item>
            <text:list-item>
              <text:p text:style-name="P5">Significantly <text:span text:style-name="Strong_20_Emphasis">improved JDO support</text:span> </text:p>
            </text:list-item>
            <text:list-item>
              <text:p text:style-name="P5">Greater flexibility in translating SQLExceptions, and other JDBC enhancements </text:p>
            </text:list-item>
            <text:list-item>
              <text:p text:style-name="P5">Support for <text:span text:style-name="Strong_20_Emphasis">nested transactions</text:span> and savepoints when working with JDBC. Declarative transaction management can support nested transactions. </text:p>
            </text:list-item>
            <text:list-item>
              <text:p text:style-name="P5">AOP proxies are now serializable if all Advisors and target are serializable </text:p>
            </text:list-item>
            <text:list-item>
              <text:p text:style-name="P5">Improved Velocity and FreeMarker support </text:p>
            </text:list-item>
            <text:list-item>
              <text:p text:style-name="P6">Reworked parent/child bean definition concept: a child can now override any inherited settings. This can be used to simplify configuration. </text:p>
            </text:list-item>
          </text:list>
          <text:p text:style-name="Text_20_body"> </text:p>
          <text:p text:style-name="Text_20_body">请注意我加上粗体的地方。Rod Johnson是一个实用至上的程序员，再一次得到验证。“从静态工厂方法获得对象”是一个重要的新特性。遗留代码中有很多工厂和Singleton， Spring 1.1可以更加直接简便地整合它们。这是一个典型的实用至上的tradeoff，虽然Singleton不是一个优雅的设计，但有必要整合它们，而不是做 更多的重构。</text:p>
          <text:p text:style-name="P2">2004年07月29日, 星期四 08:52 (260454)</text:p>
        </text:section>
        <text:section text:style-name="Sect1" text:name="Section15">
          <text:h text:style-name="P1" text:outline-level="1" text:is-list-header="true"><text:bookmark text:name="main14"/>Autoboxing surprises</text:h>
          <text:p text:style-name="P2">来看几段Java 1.5的代码??听说Sun有计划把Java 1.5改成叫Java 5.0，因为这个版本的改变实在太大。不管这些，先来看代码：</text:p>
          <text:p text:style-name="P2"> </text:p>
          <text:p text:style-name="P2">  <text:span text:style-name="T2">Integer i1 = new Integer( 2);<text:line-break/>  Integer i2 = new Integer( 2);<text:line-break/>  System.out.println( i1==i2);</text:span></text:p>
          <text:p text:style-name="P2"> </text:p>
          <text:p text:style-name="P2">唔，这段实际上不是1.5的代码，Thinking in Java里面也能看到。答案是false。再看下一段：</text:p>
          <text:p text:style-name="P2"> </text:p>
          <text:p text:style-name="Text_20_body">  <text:span text:style-name="T2">Integer j1 = 150;<text:line-break/>  Integer j2 = 150;<text:line-break/>  System.out.println( j1==j2);</text:span></text:p>
          <text:p text:style-name="P2">这个嘛……从直觉来说好象应该是true。但是细想想，autoboxing应该是在背后调用了一次<text:span text:style-name="T2">Integer.valueOf(int)</text:span>方法，这个方法当然只能创建新的对象。所以，尽管有autoboxing，还是跟上面那段代码结果一样。答案也是false。可是，下面这段……</text:p>
          <text:p text:style-name="P2"> </text:p>
          <text:p text:style-name="P2">  <text:span text:style-name="T2">Integer k1 = 2;<text:line-break/>  Integer k2 = 2;<text:line-break/>  System.out.println( k1==k2);</text:span></text:p>
          <text:p text:style-name="P2"> </text:p>
          <text:p text:style-name="P2">答案居然是true。其实想想道理也很清楚：<text:span text:style-name="T2">Integer.valueOf(int)</text:span>方法不能缓存所有的int值，但可以缓存一些比较小的值。在autoboxing的规范里有这样两段话：</text:p>
          <text:p text:style-name="P2"> </text:p>
          <text:p text:style-name="P2"><text:span text:style-name="T3">If the value p being boxed is true, false, a byte, an ASCII character, or an integer or short number between -127 and 128, then let r1 and r2 be the results of any two boxing conversions of p. It is always the case that r1 == r2.</text:span><text:line-break/><text:line-break/><text:line-break/><text:span text:style-name="T4">Ideally,  boxing a given primitive value p, would always yield an identical reference. In practice, this may not be feasible using existing implementation techniques. The rules above are a pragmatic compromise. The final clause above requires that certain common values always be boxed into indistinguishable objects. The implementation may cache these, lazily or eagerly.</text:span></text:p>
          <text:p text:style-name="P2"> </text:p>
          <text:p text:style-name="P2"> </text:p>
          <text:p text:style-name="P2">所以，第二段代码的结果其实是undefined，取决于JDK实现缓存多少int值。如果在内存充裕的环境下，可以将全部int值（- 32K~32K）都缓存起来，这样就可以保证同一个int值经过autobox之后得到同一个Integer对象（即：第二段代码结果也为true）。而 在现在的实现下，就多少有些违反直觉，正如我们前面看到的。看起来，虽然autoboxing简化了代码，对于Integer对象，仍然应该用<text:span text:style-name="T2">equals()</text:span>方法判断它的相等性。另外，这部分内容是在Beta 2中加入的。在Beta 1里面，同一个primitive值两次autobox之后得到的肯定是不同的对象（即：第三段代码结果也为false）??我倒觉得这个简单明了的规则更舒服些。</text:p>
          <text:p text:style-name="P2">2004年07月7日, 星期三 09:32 (231146)</text:p>
        </text:section>
        <text:section text:style-name="Sect1" text:name="Section16">
          <text:h text:style-name="P1" text:outline-level="1" text:is-list-header="true"><text:bookmark text:name="main15"/>轻量级的JMS消费者</text:h>
          <text:p text:style-name="P2">在 《剖析EJB》里我曾经说过，Message Driven Bean是一种理想的JMS消费者，因为它让你不必自己去考虑轮询、线程之类的麻烦事情。Jakarta Commons-Messenger是一个轻量级的JMS消费者框架，它用一个servlet来轮询、分发JMS消息，并用MDO（Message Driven Object）实际处理消息。实际上Commons-Messenger也包含了对“发送JMS消息”的封装，不过相比之下消费者框架这部分更有价值一 些。</text:p>
          <text:p text:style-name="P2"> </text:p>
          <text:p text:style-name="P2">首先在web.xml中声明轮询JMS的servlet：</text:p>
          <text:p text:style-name="P2"> </text:p>
          <text:p text:style-name="P2">  <text:span text:style-name="T2">&lt;servlet&gt;<text:line-break/>    &lt;servlet-name&gt;managerServlet&lt;/servlet-name&gt;<text:line-break/>    &lt;servlet-class&gt;org.apache.commons.messagelet.ManagerServlet&lt;/servlet-class&gt;<text:line-break/>    &lt;init-param&gt;<text:line-break/>      &lt;param-name&gt;connections&lt;/param-name&gt;<text:line-break/>      &lt;param-value&gt;/WEB-INF/Messenger.xml&lt;/param-value&gt;<text:line-break/>    &lt;/init-param&gt; <text:line-break/>    &lt;init-param&gt;<text:line-break/>      &lt;param-name&gt;subscriptions&lt;/param-name&gt;<text:line-break/>      &lt;param-value&gt;/WEB-INF/subscriptions.xml&lt;/param-value&gt;<text:line-break/>    &lt;/init-param&gt; <text:line-break/>    &lt;load-on-startup&gt;1&lt;/load-on-startup&gt; <text:line-break/>  &lt;/servlet&gt;</text:span></text:p>
          <text:p text:style-name="P2"> </text:p>
          <text:p text:style-name="P2">Commons-Messenger用到两个配置文件。Messenger.xml指定获得<text:span text:style-name="T2">ConnectionFactory</text:span>对象的JNDI配置：</text:p>
          <text:p text:style-name="P2"> </text:p>
          <text:p text:style-name="P3">&lt;manager&gt;</text:p>
          <text:p text:style-name="P2">   <text:span text:style-name="T2">&lt;messenger name="topic" jndiDestinations="false" persistentDelivery="true"&gt;<text:line-break/>    &lt;jndi lookupName="JmsTopicConnectionFactory" topic="true" acknowledge="auto"&gt;<text:line-break/>      &lt;property&gt;<text:line-break/>        &lt;name&gt;java.naming.factory.initial&lt;/name&gt;<text:line-break/>        &lt;value&gt;org.exolab.jms.jndi.InitialContextFactory&lt;/value&gt;<text:line-break/>      &lt;/property&gt;<text:line-break/>      &lt;property&gt;<text:line-break/>       &lt;name&gt;java.naming.provider.url&lt;/name&gt;<text:line-break/>       &lt;value&gt;rmi://localhost:1099/&lt;/value&gt;<text:line-break/>      &lt;/property&gt;<text:line-break/>    &lt;/jndi&gt;<text:line-break/>  &lt;/messenger&gt;</text:span></text:p>
          <text:p text:style-name="P3">&lt;/manager&gt;</text:p>
          <text:p text:style-name="P2"> </text:p>
          <text:p text:style-name="P2">subscriptions.xml指定要监听的频道（Queue或者Topic）以及用于处理消息的MDO：</text:p>
          <text:p text:style-name="P2"> </text:p>
          <text:p text:style-name="P3">&lt;subscriptions&gt;</text:p>
          <text:p text:style-name="P2">  <text:span text:style-name="T2">&lt;subscription connection="topic" subject="topic1"&gt;<text:line-break/>    &lt;listener className="com.jbbis.cms.jms.UserMDO"/&gt;<text:line-break/>  &lt;/subscription&gt;</text:span></text:p>
          <text:p text:style-name="P3">&lt;/subscriptions&gt;</text:p>
          <text:p text:style-name="P2"> </text:p>
          <text:p text:style-name="P2"> </text:p>
          <text:p text:style-name="P2">MDO继承<text:span text:style-name="T2">MessengerMDO</text:span>类，并实现<text:span text:style-name="T2">onMessage</text:span>方法：</text:p>
          <text:p text:style-name="P2"> </text:p>
          <text:p text:style-name="P3">public class UserMDO extends MessengerMDO {<text:line-break/> public void onMessage(Message arg0) {</text:p>
          <text:p text:style-name="P2">    <text:span text:style-name="T5">...  // </text:span><text:span text:style-name="T6">处理消息</text:span></text:p>
          <text:p text:style-name="P2"> </text:p>
          <text:p text:style-name="P2">Commons-Messenger项目现在仍在sandbox阶段，异常处理非常糟糕，几乎无法得到有用的错误信息。在读取配置文件的地方（<text:span text:style-name="T2">ManagerServlet.getResourceURL</text:span>方法）也有错误，需要对代码做些修改。除此之外，我认为Commons-Messenger是一个很好的JMS消费者框架。</text:p>
          <text:p text:style-name="P2">2004年08月3日, 星期二 21:18 (268452)</text:p>
        </text:section>
        <text:section text:style-name="Sect1" text:name="Section17">
          <text:h text:style-name="P1" text:outline-level="1" text:is-list-header="true"><text:bookmark text:name="main16"/>体验Avalon</text:h>
          <text:p text:style-name="P2">前两天有点想修改OpenIM的代码，于是有幸看到了在Avalon容器基础上实现的组件：为了获得容器的log支持，就得继承<text:span text:style-name="T2">AbstractLogEnabled</text:span>类； 为了让容器配置它的初始环境，又得实现另外一个接口。总之，要使用一种infrastructure，组件就得具有一个类型。要使用别的组件吗？麻烦你到 一个context对象里面去找——恩，一个标准的工厂模式。结果呢？结果就是我根本没办法把一个组件从容器中剥出来独立测试，要让组件正常运行就得把 Merlin跑起来（而且好象对Merlin的版本都有要求）。单元测试都没法做，当然就更不用说修改了，于是，放弃。</text:p>
          <text:p text:style-name="P2"> </text:p>
          <text:p text:style-name="P2">结论是，Avalon是一个糟糕的容器。一个好的容器应该让里面的组件都是无约束的POJO，不受容器特定接口和infrastructure 的限制，没有IoC、没有AOP的容器大致等于垃圾。像Avalon这样的容器，既然组件已经无法拆出来独立测试了，还要容器来干什么呢？旁边一位同事说 得好：之所以Avalon看起来这么厉害，正好是因为它糟糕，所以让用它的人时时刻刻想到它，所以印象深刻。</text:p>
          <text:p text:style-name="P2">2004年10月13日, 星期三 21:40 (359677)</text:p>
        </text:section>
        <text:section text:style-name="Sect1" text:name="Section18">
          <text:h text:style-name="P1" text:outline-level="1" text:is-list-header="true"><text:bookmark text:name="main17"/>整合MVNForum与Roller的用户</text:h>
          <text:p text:style-name="P2">MVNForum的用户信息多于Roller，我想到的整合策略是只使用MVN的用户库，在MVN这里提供一个RPC API，让Roller来调用。这样Roller就不需要保存自己的用户信息了。</text:p>
          <text:p text:style-name="P2"> </text:p>
          <text:p text:style-name="P2">Roller关于用户信息的操作都在<text:span text:style-name="T2">org.roller.model.UserManager</text:span>背后，现在用的实现是<text:span text:style-name="T2">org.roller.business.hibernate.UserManagerImpl</text:span>，工厂是<text:span text:style-name="T2">org.roller.business.hibernate.RollerImpl</text:span><text:span text:style-name="T7">。</text:span>只要新建一个<text:span text:style-name="T2">UserManager</text:span>的实现类，在这里整合RPC，将部分操作delegate给<text:span text:style-name="T2">UserManagerImpl</text:span>，再修改<text:span text:style-name="T2">RollerImpl</text:span>即可。另一方面，Roller这边也要暴露<text:span text:style-name="T2">UserManager</text:span>的部分RPC接口，MVN需要在用户注册之后调用它的<text:span text:style-name="T2">addUser()</text:span>方法添加相关数据、用户销毁之后调用<text:span text:style-name="T2">deleteUser()</text:span>方法删除相关数据。</text:p>
          <text:p text:style-name="P2">2004年11月12日, 星期五 10:31 (404281)</text:p>
        </text:section>
        <text:section text:style-name="Sect1" text:name="Section19">
          <text:h text:style-name="P1" text:outline-level="1" text:is-list-header="true"><text:bookmark text:name="main18"/>又发现一个不错的CMS</text:h>
          <text:p text:style-name="P2">Magnolia CMS：</text:p>
          <text:p text:style-name="P2"><text:a xlink:type="simple" xlink:href="http://www.magnolia.info/" office:target-frame-name="_blank" xlink:show="new"><text:span text:style-name="T8">http://www.magnolia.info/</text:span></text:a></text:p>
          <text:p text:style-name="P2"> </text:p>
          <text:p text:style-name="P2">完全实现JSR-170。界面超漂亮，丰富的右键功能，使用体验相当好，就跟desktop application一样。不过可惜，只支持IE（还不知道哪些版本），FireFox用不来。中文的支持也很好。下面要看看扩展性，包括两方面：用户 信息整合，以及模板。Siemens的网站是用它做的。</text:p>
          <text:p text:style-name="P2">2004年11月22日, 星期一 17:01 (420159)</text:p>
        </text:section>
        <text:section text:style-name="Sect1" text:name="Section20">
          <text:h text:style-name="P1" text:outline-level="1" text:is-list-header="true"><text:bookmark text:name="main19"/>基于Spring的安全框架</text:h>
          <text:p text:style-name="P2"><text:a xlink:type="simple" xlink:href="http://acegisecurity.sourceforge.net/" office:target-frame-name="_blank" xlink:show="new"><text:span text:style-name="T8">Acegi</text:span></text:a>是一个基于Spring的安全框架，它能为Spring应用提供声明性的安全服务，包括基于URL的拦截和基于方法的拦截。试用了一下，感觉很好，回头有空总结一下用法。</text:p>
          <text:p text:style-name="P2">2004年11月24日, 星期三 19:02 (422731)</text:p>
        </text:section>
        <text:section text:style-name="Sect1" text:name="Section21">
          <text:h text:style-name="P1" text:outline-level="1" text:is-list-header="true"><text:bookmark text:name="main20"/>AcegiSecurity用法</text:h>
          <text:p text:style-name="P2">其实很简单，先把Quick-Start的applicationContext.xml照搬过来，再把Quick-Start的web.xml中的filter声明照搬过来，齐活。URL的访问权限在applicationContext里面配置：</text:p>
          <text:p text:style-name="P2"> </text:p>
          <text:p text:style-name="P2"> <text:span text:style-name="T2">&lt;bean id="filterInvocationInterceptor" class="net.sf.acegisecurity.intercept.web.FilterSecurityInterceptor"&gt;<text:line-break/>     &lt;property name="authenticationManager"&gt;&lt;ref local="authenticationManager"/&gt;&lt;/property&gt;<text:line-break/>     &lt;property name="accessDecisionManager"&gt;&lt;ref local="accessDecisionManager"/&gt;&lt;/property&gt;<text:line-break/>   &lt;property name="objectDefinitionSource"&gt;<text:line-break/>   &lt;value&gt;<text:line-break/>       CONVERT_URL_TO_LOWERCASE_BEFORE_COMPARISON<text:line-break/>       PATTERN_TYPE_APACHE_ANT<text:line-break/></text:span><text:span text:style-name="T9">    /secure/**=ROLE_SUPERVISOR<text:line-break/>    /admin/**=ROLE_ADMIN<text:line-break/></text:span><text:span text:style-name="T2">   &lt;/value&gt;<text:line-break/>  &lt;/property&gt;<text:line-break/> &lt;/bean&gt;</text:span></text:p>
          <text:p text:style-name="P2"> </text:p>
          <text:p text:style-name="P2">如果需要对组件进行方法级访问控制，需要先在applicationContext加上runAsManager的声明：</text:p>
          <text:p text:style-name="P2"> </text:p>
          <text:p text:style-name="P2"> <text:span text:style-name="T2">&lt;bean id="runAsManager" class="net.sf.acegisecurity.runas.RunAsManagerImpl"&gt;<text:line-break/>      &lt;property name="key"&gt;&lt;value&gt;my_run_as_password&lt;/value&gt;&lt;/property&gt;<text:line-break/>  &lt;/bean&gt;</text:span></text:p>
          <text:p text:style-name="P2"> </text:p>
          <text:p text:style-name="P2"> </text:p>
          <text:p text:style-name="P2">然后声明一个拦截器，指定方法的访问权限：</text:p>
          <text:p text:style-name="P2"> </text:p>
          <text:p text:style-name="P2"> <text:span text:style-name="T2">&lt;bean id="mySampleSecurity" class="net.sf.acegisecurity.intercept.method.MethodSecurityInterceptor"&gt;<text:line-break/>  &lt;property name="validateConfigAttributes"&gt;&lt;value&gt;true&lt;/value&gt;&lt;/property&gt;<text:line-break/>  &lt;property name="authenticationManager"&gt;&lt;ref bean="authenticationManager"/&gt;&lt;/property&gt;<text:line-break/>  &lt;property name="accessDecisionManager"&gt;&lt;ref bean="accessDecisionManager"/&gt;&lt;/property&gt;<text:line-break/>  &lt;property name="runAsManager"&gt;&lt;ref bean="runAsManager"/&gt;&lt;/property&gt;<text:line-break/>  &lt;property name="objectDefinitionSource"&gt;<text:line-break/>   &lt;value&gt;<text:line-break/></text:span><text:span text:style-name="T9">    org.groller.MySample.say*=ROLE_ADMIN,RUN_AS_SERVER<text:line-break/></text:span><text:span text:style-name="T2">   &lt;/value&gt;<text:line-break/>  &lt;/property&gt;<text:line-break/> &lt;/bean&gt;</text:span> </text:p>
          <text:p text:style-name="P2"> </text:p>
          <text:p text:style-name="P2">给业务对象加上这个拦截器即可：</text:p>
          <text:p text:style-name="P2"> </text:p>
          <text:p text:style-name="P2"> <text:span text:style-name="T2">&lt;bean id="mySample" class="org.springframework.aop.framework.ProxyFactoryBean"&gt;<text:line-break/>  &lt;property name="interceptorNames"&gt;<text:line-break/>   &lt;list&gt;<text:line-break/></text:span><text:span text:style-name="T9">    &lt;value&gt;mySampleSecurity&lt;/value&gt;<text:line-break/>    &lt;value&gt;mySampleTarget&lt;/value&gt;<text:line-break/></text:span><text:span text:style-name="T2">   &lt;/list&gt;<text:line-break/>  &lt;/property&gt;<text:line-break/>  &lt;property name="proxyInterfaces"&gt;<text:line-break/></text:span><text:span text:style-name="T9">   &lt;value&gt;org.groller.MySample&lt;/value&gt;<text:line-break/></text:span><text:span text:style-name="T2">  &lt;/property&gt;<text:line-break/> &lt;/bean&gt;</text:span></text:p>
          <text:p text:style-name="P2"> </text:p>
          <text:p text:style-name="P2">现在遇到一个问题：我不仅需要控制方法，还需要根据方法的参数加以控制。比如说，<text:span text:style-name="T2">ROLE_USER</text:span>只可以买1张票，<text:span text:style-name="T2">ROLE_VIP</text:span>则最多可以买5张票。照Rod Johnson在<text:span text:style-name="Emphasis">J2EE without EJB</text:span>里面说的，应该用一个<text:span text:style-name="T2">MethodMatcher</text:span>对拦截到的方法做匹配，这样就有更细粒度的权限控制。但我还不知道怎么把<text:span text:style-name="T2">MethodMatcher</text:span>跟<text:span text:style-name="T5">MethodSecurityInterceptor</text:span>拦截器结合起来。不过就现在的应用，有URL级别的控制我就很满意了。</text:p>
          <text:p text:style-name="P2">2004年11月26日, 星期五 17:25 (425536)</text:p>
        </text:section>
        <text:section text:style-name="Sect1" text:name="Section22">
          <text:h text:style-name="P1" text:outline-level="1" text:is-list-header="true"><text:bookmark text:name="main21"/>Java各版本发布时间及代号</text:h>
          <text:p text:style-name="Text_20_body"> </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Table_20_Contents">已发行的版本:</text:p>
              </table:table-cell>
              <table:covered-table-cell/>
              <table:covered-table-cell/>
              <table:covered-table-cell/>
            </table:table-row>
            <table:table-row>
              <table:table-cell table:style-name="Table1.A2" office:value-type="string">
                <text:p text:style-name="Table_20_Contents">版本号</text:p>
              </table:table-cell>
              <table:table-cell table:style-name="Table1.A2" office:value-type="string">
                <text:p text:style-name="Table_20_Contents">名称</text:p>
              </table:table-cell>
              <table:table-cell table:style-name="Table1.A2" office:value-type="string">
                <text:p text:style-name="Table_20_Contents">中文名</text:p>
              </table:table-cell>
              <table:table-cell table:style-name="Table1.D2" office:value-type="string">
                <text:p text:style-name="Table_20_Contents">发布日期 </text:p>
              </table:table-cell>
            </table:table-row>
            <table:table-row>
              <table:table-cell table:style-name="Table1.A2" office:value-type="string">
                <text:p text:style-name="Table_20_Contents">JDK 1.1.4</text:p>
              </table:table-cell>
              <table:table-cell table:style-name="Table1.A2" office:value-type="string">
                <text:p text:style-name="Table_20_Contents">Sparkler</text:p>
              </table:table-cell>
              <table:table-cell table:style-name="Table1.A2" office:value-type="string">
                <text:p text:style-name="Table_20_Contents">宝石</text:p>
              </table:table-cell>
              <table:table-cell table:style-name="Table1.D2" office:value-type="string">
                <text:p text:style-name="Table_20_Contents">1997-09-12</text:p>
              </table:table-cell>
            </table:table-row>
            <table:table-row>
              <table:table-cell table:style-name="Table1.A2" office:value-type="string">
                <text:p text:style-name="Table_20_Contents">JDK 1.1.5</text:p>
              </table:table-cell>
              <table:table-cell table:style-name="Table1.A2" office:value-type="string">
                <text:p text:style-name="Table_20_Contents">Pumpkin</text:p>
              </table:table-cell>
              <table:table-cell table:style-name="Table1.A2" office:value-type="string">
                <text:p text:style-name="Table_20_Contents">南瓜</text:p>
              </table:table-cell>
              <table:table-cell table:style-name="Table1.D2" office:value-type="string">
                <text:p text:style-name="Table_20_Contents">1997-12-13</text:p>
              </table:table-cell>
            </table:table-row>
            <table:table-row>
              <table:table-cell table:style-name="Table1.A2" office:value-type="string">
                <text:p text:style-name="Table_20_Contents">JDK 1.1.6</text:p>
              </table:table-cell>
              <table:table-cell table:style-name="Table1.A2" office:value-type="string">
                <text:p text:style-name="Table_20_Contents">Abigail</text:p>
              </table:table-cell>
              <table:table-cell table:style-name="Table1.A2" office:value-type="string">
                <text:p text:style-name="Table_20_Contents">阿比盖尔--女子名</text:p>
              </table:table-cell>
              <table:table-cell table:style-name="Table1.D2" office:value-type="string">
                <text:p text:style-name="Table_20_Contents">1998-04-24</text:p>
              </table:table-cell>
            </table:table-row>
            <table:table-row>
              <table:table-cell table:style-name="Table1.A2" office:value-type="string">
                <text:p text:style-name="Table_20_Contents">JDK 1.1.7</text:p>
              </table:table-cell>
              <table:table-cell table:style-name="Table1.A2" office:value-type="string">
                <text:p text:style-name="Table_20_Contents">Brutus</text:p>
              </table:table-cell>
              <table:table-cell table:style-name="Table1.A2" office:value-type="string">
                <text:p text:style-name="Table_20_Contents">布鲁图--古罗马政治家和将军</text:p>
              </table:table-cell>
              <table:table-cell table:style-name="Table1.D2" office:value-type="string">
                <text:p text:style-name="Table_20_Contents">1998-09-28</text:p>
              </table:table-cell>
            </table:table-row>
            <table:table-row>
              <table:table-cell table:style-name="Table1.A2" office:value-type="string">
                <text:p text:style-name="Table_20_Contents">JDK 1.1.8</text:p>
              </table:table-cell>
              <table:table-cell table:style-name="Table1.A2" office:value-type="string">
                <text:p text:style-name="Table_20_Contents">Chelsea</text:p>
              </table:table-cell>
              <table:table-cell table:style-name="Table1.A2" office:value-type="string">
                <text:p text:style-name="Table_20_Contents">切尔西--城市名</text:p>
              </table:table-cell>
              <table:table-cell table:style-name="Table1.D2" office:value-type="string">
                <text:p text:style-name="Table_20_Contents">1999-04-08</text:p>
              </table:table-cell>
            </table:table-row>
            <table:table-row>
              <table:table-cell table:style-name="Table1.A2" office:value-type="string">
                <text:p text:style-name="Table_20_Contents">J2SE 1.2</text:p>
              </table:table-cell>
              <table:table-cell table:style-name="Table1.A2" office:value-type="string">
                <text:p text:style-name="Table_20_Contents">Playground</text:p>
              </table:table-cell>
              <table:table-cell table:style-name="Table1.A2" office:value-type="string">
                <text:p text:style-name="Table_20_Contents">运动场</text:p>
              </table:table-cell>
              <table:table-cell table:style-name="Table1.D2" office:value-type="string">
                <text:p text:style-name="Table_20_Contents">1998-12-04</text:p>
              </table:table-cell>
            </table:table-row>
            <table:table-row>
              <table:table-cell table:style-name="Table1.A2" office:value-type="string">
                <text:p text:style-name="Table_20_Contents">J2SE 1.2.1</text:p>
              </table:table-cell>
              <table:table-cell table:style-name="Table1.A2" office:value-type="string">
                <text:p text:style-name="Table_20_Contents">none</text:p>
              </table:table-cell>
              <table:table-cell table:style-name="Table1.A2" office:value-type="string">
                <text:p text:style-name="Table_20_Contents">无</text:p>
              </table:table-cell>
              <table:table-cell table:style-name="Table1.D2" office:value-type="string">
                <text:p text:style-name="Table_20_Contents">1999-03-30</text:p>
              </table:table-cell>
            </table:table-row>
            <table:table-row>
              <table:table-cell table:style-name="Table1.A2" office:value-type="string">
                <text:p text:style-name="Table_20_Contents">J2SE 1.2.2</text:p>
              </table:table-cell>
              <table:table-cell table:style-name="Table1.A2" office:value-type="string">
                <text:p text:style-name="Table_20_Contents">Cricket</text:p>
              </table:table-cell>
              <table:table-cell table:style-name="Table1.A2" office:value-type="string">
                <text:p text:style-name="Table_20_Contents">蟋蟀</text:p>
              </table:table-cell>
              <table:table-cell table:style-name="Table1.D2" office:value-type="string">
                <text:p text:style-name="Table_20_Contents">1999-07-08</text:p>
              </table:table-cell>
            </table:table-row>
            <table:table-row>
              <table:table-cell table:style-name="Table1.A2" office:value-type="string">
                <text:p text:style-name="Table_20_Contents">J2SE 1.3</text:p>
              </table:table-cell>
              <table:table-cell table:style-name="Table1.A2" office:value-type="string">
                <text:p text:style-name="Table_20_Contents">Kestrel</text:p>
              </table:table-cell>
              <table:table-cell table:style-name="Table1.A2" office:value-type="string">
                <text:p text:style-name="Table_20_Contents">美洲红隼</text:p>
              </table:table-cell>
              <table:table-cell table:style-name="Table1.D2" office:value-type="string">
                <text:p text:style-name="Table_20_Contents">2000-05-08</text:p>
              </table:table-cell>
            </table:table-row>
            <table:table-row>
              <table:table-cell table:style-name="Table1.A2" office:value-type="string">
                <text:p text:style-name="Table_20_Contents">J2SE 1.3.1</text:p>
              </table:table-cell>
              <table:table-cell table:style-name="Table1.A2" office:value-type="string">
                <text:p text:style-name="Table_20_Contents">Ladybird</text:p>
              </table:table-cell>
              <table:table-cell table:style-name="Table1.A2" office:value-type="string">
                <text:p text:style-name="Table_20_Contents">瓢虫</text:p>
              </table:table-cell>
              <table:table-cell table:style-name="Table1.D2" office:value-type="string">
                <text:p text:style-name="Table_20_Contents">2001-05-17</text:p>
              </table:table-cell>
            </table:table-row>
            <table:table-row>
              <table:table-cell table:style-name="Table1.A2" office:value-type="string">
                <text:p text:style-name="Table_20_Contents">J2SE 1.4.0</text:p>
              </table:table-cell>
              <table:table-cell table:style-name="Table1.A2" office:value-type="string">
                <text:p text:style-name="Table_20_Contents">Merlin</text:p>
              </table:table-cell>
              <table:table-cell table:style-name="Table1.A2" office:value-type="string">
                <text:p text:style-name="Table_20_Contents">灰背隼</text:p>
              </table:table-cell>
              <table:table-cell table:style-name="Table1.D2" office:value-type="string">
                <text:p text:style-name="Table_20_Contents">2002-02-13</text:p>
              </table:table-cell>
            </table:table-row>
            <table:table-row>
              <table:table-cell table:style-name="Table1.A2" office:value-type="string">
                <text:p text:style-name="Table_20_Contents">J2SE 1.4.1</text:p>
              </table:table-cell>
              <table:table-cell table:style-name="Table1.A2" office:value-type="string">
                <text:p text:style-name="Table_20_Contents">grasshopper</text:p>
              </table:table-cell>
              <table:table-cell table:style-name="Table1.A2" office:value-type="string">
                <text:p text:style-name="Table_20_Contents">蚱蜢</text:p>
              </table:table-cell>
              <table:table-cell table:style-name="Table1.D2" office:value-type="string">
                <text:p text:style-name="Table_20_Contents">2002-09-16</text:p>
              </table:table-cell>
            </table:table-row>
            <table:table-row>
              <table:table-cell table:style-name="Table1.A2" office:value-type="string">
                <text:p text:style-name="Table_20_Contents">J2SE 1.4.2</text:p>
              </table:table-cell>
              <table:table-cell table:style-name="Table1.A2" office:value-type="string">
                <text:p text:style-name="Table_20_Contents">Mantis</text:p>
              </table:table-cell>
              <table:table-cell table:style-name="Table1.A2" office:value-type="string">
                <text:p text:style-name="Table_20_Contents">螳螂</text:p>
              </table:table-cell>
              <table:table-cell table:style-name="Table1.D2" office:value-type="string">
                <text:p text:style-name="Table_20_Contents">2003-06-26</text:p>
              </table:table-cell>
            </table:table-row>
            <table:table-row>
              <table:table-cell table:style-name="Table1.D2" table:number-columns-spanned="4" office:value-type="string">
                <text:p text:style-name="Table_20_Contents">将来发行的版本: </text:p>
              </table:table-cell>
              <table:covered-table-cell/>
              <table:covered-table-cell/>
              <table:covered-table-cell/>
            </table:table-row>
            <table:table-row>
              <table:table-cell table:style-name="Table1.A2" office:value-type="string">
                <text:p text:style-name="Table_20_Contents">J2SE 5.0 (1.5.0)</text:p>
              </table:table-cell>
              <table:table-cell table:style-name="Table1.A2" office:value-type="string">
                <text:p text:style-name="Table_20_Contents">Tiger</text:p>
              </table:table-cell>
              <table:table-cell table:style-name="Table1.A2" office:value-type="string">
                <text:p text:style-name="Table_20_Contents">老虎</text:p>
              </table:table-cell>
              <table:table-cell table:style-name="Table1.D2" office:value-type="string">
                <text:p text:style-name="Table_20_Contents">已发布了Beta版本</text:p>
              </table:table-cell>
            </table:table-row>
            <table:table-row>
              <table:table-cell table:style-name="Table1.A2" office:value-type="string">
                <text:p text:style-name="Table_20_Contents">J2SE 5.1 (1.5.1)</text:p>
              </table:table-cell>
              <table:table-cell table:style-name="Table1.A2" office:value-type="string">
                <text:p text:style-name="Table_20_Contents">Dragonfly</text:p>
              </table:table-cell>
              <table:table-cell table:style-name="Table1.A2" office:value-type="string">
                <text:p text:style-name="Table_20_Contents">蜻蜓</text:p>
              </table:table-cell>
              <table:table-cell table:style-name="Table1.D2" office:value-type="string">
                <text:p text:style-name="Table_20_Contents">未发布</text:p>
              </table:table-cell>
            </table:table-row>
            <table:table-row>
              <table:table-cell table:style-name="Table1.A2" office:value-type="string">
                <text:p text:style-name="Table_20_Contents">J2SE 6.0 (1.6.0)</text:p>
              </table:table-cell>
              <table:table-cell table:style-name="Table1.A2" office:value-type="string">
                <text:p text:style-name="Table_20_Contents">Mustang</text:p>
              </table:table-cell>
              <table:table-cell table:style-name="Table1.A2" office:value-type="string">
                <text:p text:style-name="Table_20_Contents">野马</text:p>
              </table:table-cell>
              <table:table-cell table:style-name="Table1.D2" office:value-type="string">
                <text:p text:style-name="Table_20_Contents">未发布</text:p>
              </table:table-cell>
            </table:table-row>
          </table:table>
          <text:p text:style-name="P2">2004年12月10日, 星期五 11:56 (447706)</text:p>
        </text:section>
        <text:section text:style-name="Sect1" text:name="Section23">
          <text:h text:style-name="P1" text:outline-level="1" text:is-list-header="true"><text:bookmark text:name="main22"/>关于JDO的小道消息</text:h>
          <text:p text:style-name="P2">听说JDO 2.0 reconsideration ballot通过了。目前流程还没有走完，但据说结果已经是不离十。最近两天应该有正式消息发布出来。 </text:p>
          <text:p text:style-name="P2">2005年03月1日, 星期二 11:36 (558209)</text:p>
        </text:section>
        <text:section text:style-name="Sect1" text:name="Section24">
          <text:h text:style-name="P1" text:outline-level="1" text:is-list-header="true"><text:bookmark text:name="main23"/>JavaNG</text:h>
          <text:p text:style-name="Text_20_body"><text:a xlink:type="simple" xlink:href="http://www.csdn.net/subject/JavaOne2005/image/JavaNG.bmp">(there's an image)</text:a></text:p>
          <text:p text:style-name="P2"><text:a xlink:type="simple" xlink:href="http://www.csdn.net/subject/JavaOne2005/image/JavaNG.bmp">2005年06月30日, 星期四 12:04 (783924)</text:a></text:p>
        </text:section>
        <text:section text:style-name="Sect1" text:name="Section25">
          <text:h text:style-name="P1" text:outline-level="1" text:is-list-header="true"><text:bookmark text:name="main24"/><text:a xlink:type="simple" xlink:href="http://www.csdn.net/subject/JavaOne2005/image/JavaNG.bmp">Java的前世今生</text:a></text:h>
          <text:p text:style-name="Text_20_body"><text:a xlink:type="simple" xlink:href="http://www.csdn.net/subject/JavaOne2005/image/JavaNG.bmp">(there's an image)</text:a></text:p>
          <text:p text:style-name="P2"><text:a xlink:type="simple" xlink:href="http://www.csdn.net/subject/JavaOne2005/image/JavaNG.bmp">2005年07月11日, 星期一 10:27 (805461)</text:a></text:p>
        </text:section>
        <text:section text:style-name="Sect1" text:name="Section26">
          <text:h text:style-name="P1" text:outline-level="1" text:is-list-header="true"><text:bookmark text:name="main25"/><text:a xlink:type="simple" xlink:href="http://www.csdn.net/subject/JavaOne2005/image/JavaNG.bmp">What's New In Mustang and Dolphin</text:a></text:h>
          <text:p text:style-name="Text_20_body"><text:a xlink:type="simple" xlink:href="http://www.csdn.net/subject/JavaOne2005/image/JavaNG.bmp">(there's an image)</text:a></text:p>
          <text:p text:style-name="P2"><text:a xlink:type="simple" xlink:href="http://www.csdn.net/subject/JavaOne2005/image/JavaNG.bmp">2005年07月12日, 星期二 11:30 (808206)</text:a></text:p>
        </text:section>
        <text:section text:style-name="Sect1" text:name="Section27">
          <text:h text:style-name="P1" text:outline-level="1" text:is-list-header="true"><text:bookmark text:name="main26"/><text:a xlink:type="simple" xlink:href="http://www.csdn.net/subject/JavaOne2005/image/JavaNG.bmp">Annotation Sucks?!</text:a></text:h>
          <text:p text:style-name="Text_20_body"><text:a xlink:type="simple" xlink:href="http://forum.javaeye.com/viewtopic.php?t=14482">http://forum.javaeye.com/viewtopic.php?t=14482</text:a></text:p>
          <text:p text:style-name="Text_20_body"><text:a xlink:type="simple" xlink:href="http://www.almaer.com/blog/archives/000993.html" office:target-frame-name="_blank" xlink:show="new">http://www.almaer.com/blog/archives/000993.html</text:a> </text:p>
          <table:table table:name="Table2" table:style-name="Table2">
            <table:table-column table:style-name="Table2.A"/>
            <table:table-row>
              <table:table-cell table:style-name="Table2.A1" office:value-type="string">
                <text:p text:style-name="Table_20_Contents"><text:span text:style-name="T10">引用</text:span><text:span text:style-name="T3">:</text:span></text:p>
              </table:table-cell>
            </table:table-row>
            <table:table-row>
              <table:table-cell table:style-name="Table2.A1" office:value-type="string">
                <text:p text:style-name="P7">I am getting to play with Hibernate 3, and they have done a nice job. I was poking around the Caveat Emptor example from Hibernate in Action, which was updated for Hibernate3.</text:p>
                <text:p text:style-name="P7">...</text:p>
                <text:p text:style-name="P7">Is this better than XML? To have this code sucked in? </text:p>
                <text:p text:style-name="P7"><text:span text:style-name="T11">NOTE: You don't have to use the annotations of course.</text:span> </text:p>
              </table:table-cell>
            </table:table-row>
          </table:table>
          <table:table table:name="Table3" table:style-name="Table3">
            <table:table-column table:style-name="Table3.A"/>
            <table:table-row>
              <table:table-cell table:style-name="Table3.A1" office:value-type="string">
                <text:p text:style-name="Table_20_Contents"><text:span text:style-name="T3">robbin </text:span><text:span text:style-name="T10">写道</text:span><text:span text:style-name="T3">:</text:span></text:p>
              </table:table-cell>
            </table:table-row>
            <table:table-row>
              <table:table-cell table:style-name="Table3.A1" office:value-type="string">
                <text:p text:style-name="Table_20_Contents">一直比较反感annotation，把Java代码弄得不像代码的样子，看起来就不爽。</text:p>
              </table:table-cell>
            </table:table-row>
          </table:table>
          <text:p text:style-name="Text_20_body"><text:line-break/>关 键是耦合太深。就拿hibernate来说吧，若是用XML，数据库改个字段名，服务器这边只需要改XML文件；若是用annotation，就得改 source code，然后recompile。关键是在server上要改东西很可能压根找不到source code，或者找到也不一定有环境编译，这就比较恶心了。</text:p>
          <text:p text:style-name="P2">2005年07月9日, 星期六 17:23 (800873)</text:p>
        </text:section>
        <text:section text:style-name="Sect1" text:name="Section28">
          <text:h text:style-name="P1" text:outline-level="1" text:is-list-header="true"><text:bookmark text:name="main27"/>Annotation vs. Configuration</text:h>
          <text:p text:style-name="Text_20_body">透明思考：<text:a xlink:type="simple" xlink:href="http://publishblog.blogdriver.com/blog/tb.b?diaryID=800873">Annotation Sucks?!</text:a>，以及猛禽：<text:a xlink:type="simple" xlink:href="http://borland.mblogger.cn/raptor/posts/23056.aspx">闲扯Annotation</text:a></text:p>
          <text:p text:style-name="Text_20_body">我得说，在这个问题上，目前Robbin、我以及猛禽都是扯着一头就开跑，还是<text:a xlink:type="simple" xlink:href="http://www.bjug.org/">BJUG</text:a>的<text:a xlink:type="simple" xlink:href="http://www.cnblogs.com/raimundo">徐X</text:a>看 得比较正。上上周的交流活动上，徐X提出一个观点：annotation和configuration是两种不同的东西，前者用来描述metadata， 后者用来描述系统的一些??通常是易变的??参数。譬如说，这个Business Object应该和那个Data Access Object配搭起来用，这就是进行<text:a xlink:type="simple" xlink:href="http://gigix.blogdriver.com/diary/gigix/inc/DependencyInjection.pdf">Dependency Injection</text:a>时 候需要的metadata，这个信息第一是和code密切相关的，第二是不易变的，因此适合用annotation。再譬如说，remote service的URL是什么，数据库连接的用户名密码是什么，这信息是与code本身不相关的，而是与系统的外部行为相关的，并且是易变的，因此适合用 XML configuration。</text:p>
          <text:p text:style-name="Text_20_body">（详情请参阅徐X的<text:a xlink:type="simple" xlink:href="http://www.bjug.org/go.php?http://www.bjug.org/party/2005.08.06/2005.08.06.AnnotationBasedProgramming.pdf">PPT讲稿</text:a>和<text:a xlink:type="simple" xlink:href="http://www.bjug.org/go.php?http://www.bjug.org/party/2005.08.06/2005.08.06.AnnotationBasedProgramming.rar">演讲录音</text:a>。）</text:p>
          <text:p text:style-name="Text_20_body">所 以，annotation未必sucks。更多的时候，可能是因为对新技术的热昏头，把它用来做configuration，所以感觉它sucks。不 过，对于Hibernate，映射描述符究竟应该算metadata还是configuration呢？可能这里并没有一条明确无二的界限，仍旧需要一些 经验的判断。或者，可能在某些特定的情况下，映射描述符同时具有这两种意味。</text:p>
          <text:p text:style-name="P2">2005年08月17日, 星期三 11:03 (926015)</text:p>
        </text:section>
        <text:section text:style-name="Sect1" text:name="Section29">
          <text:h text:style-name="P1" text:outline-level="1" text:is-list-header="true"><text:bookmark text:name="main28"/>Mustang Preview Ready</text:h>
          <text:p text:style-name="Text_20_body">泥泞留痕：<text:a xlink:type="simple" xlink:href="http://blog.csdn.net/haohaokingXP/archive/2005/09/05/471948.aspx">抢先试用Java SDK 6.0</text:a></text:p>
          <text:p text:style-name="Text_20_body">从这段示例代码来看，Mustang似乎是内建支持SWT了。另一个重要的特性，如我在<text:a xlink:type="simple" xlink:href="http://mag.csdn.net/Content.aspx?ID=7eb85188-d6-412c-a701-99bd22bf9455">7月《程序员》</text:a>上所写的，是支持<text:a xlink:type="simple" xlink:href="http://www.jcp.org/en/jsr/detail?id=223">JSR-223</text:a>和<text:a xlink:type="simple" xlink:href="http://www.mozilla.org/rhino/">Rhino</text:a>。然则，<text:a xlink:type="simple" xlink:href="http://www.ruby-lang.org/">Ruby</text:a>貌似并不在JSR-223的范围之内。而<text:a xlink:type="simple" xlink:href="http://www.jcp.org/en/jsr/detail?id=241">Groovy</text:a>是否真如宣称的那样支持Ruby的特性呢？至少我比较关心的是<text:a xlink:type="simple" xlink:href="http://www.ntecs.de/old-hp/s-direktnet/rb/ruby.pdf">method-missing</text:a>，这个feature在实现ORM的时候很重要，而Groovy是否具备这一特性，我还不知道。</text:p>
          <text:p text:style-name="P2">2005年09月6日, 星期二 11:09 (956903)</text:p>
        </text:section>
        <text:section text:style-name="Sect1" text:name="Section30">
          <text:h text:style-name="P1" text:outline-level="1" text:is-list-header="true"><text:bookmark text:name="main29"/>Hibernate EntityManager Events</text:h>
          <text:p text:style-name="Text_20_body">(from <text:a xlink:type="simple" xlink:href="http://docs.jboss.org/ejb3/app-server/HibernateEntityManager/reference/en/html_single/index.html">Hibernate EntityManager Documentation</text:a>)</text:p>
          <text:p text:style-name="Text_20_body">Hibernate Entity Manager needs to enhance Hibernate core to implements all the EJB3 semantics. It does that through the event listener system of Hibernate. Be careful when you use the event system yourself, you might override some of the EJB3 semantics. A safe way is to add your event listeners to the list given below.</text:p>
          <text:p text:style-name="P8"><text:bookmark text:name="d0e473"/>Table 2.2. Hibernate Entity Manager default event listeners</text:p>
          <table:table table:name="Table4" table:style-name="Table4">
            <table:table-column table:style-name="Table4.A"/>
            <table:table-column table:style-name="Table4.B"/>
            <table:table-header-rows>
              <table:table-row>
                <table:table-cell table:style-name="Table4.A1" office:value-type="string">
                  <text:p text:style-name="P9">Event</text:p>
                </table:table-cell>
                <table:table-cell table:style-name="Table4.B1" office:value-type="string">
                  <text:p text:style-name="Table_20_Heading">Listeners</text:p>
                </table:table-cell>
              </table:table-row>
            </table:table-header-rows>
            <table:table-row>
              <table:table-cell table:style-name="Table4.A2" office:value-type="string">
                <text:p text:style-name="P10">flush</text:p>
              </table:table-cell>
              <table:table-cell table:style-name="Table4.B2" office:value-type="string">
                <text:p text:style-name="Table_20_Contents">org.hibernate.ejb.event.EJB3FlushEventListener</text:p>
              </table:table-cell>
            </table:table-row>
            <table:table-row>
              <table:table-cell table:style-name="Table4.A2" office:value-type="string">
                <text:p text:style-name="P10">auto-flush</text:p>
              </table:table-cell>
              <table:table-cell table:style-name="Table4.B2" office:value-type="string">
                <text:p text:style-name="Table_20_Contents">org.hibernate.ejb.event.EJB3AutoFlushEventListener</text:p>
              </table:table-cell>
            </table:table-row>
            <table:table-row>
              <table:table-cell table:style-name="Table4.A2" office:value-type="string">
                <text:p text:style-name="P10">delete</text:p>
              </table:table-cell>
              <table:table-cell table:style-name="Table4.B2" office:value-type="string">
                <text:p text:style-name="Table_20_Contents">org.hibernate.ejb.event.EJB3DeleteEventListener</text:p>
              </table:table-cell>
            </table:table-row>
            <table:table-row>
              <table:table-cell table:style-name="Table4.A2" office:value-type="string">
                <text:p text:style-name="P10">flush-entity</text:p>
              </table:table-cell>
              <table:table-cell table:style-name="Table4.B2" office:value-type="string">
                <text:p text:style-name="Table_20_Contents">org.hibernate.ejb.event.EJB3FlushEntityEventListener</text:p>
              </table:table-cell>
            </table:table-row>
            <table:table-row>
              <table:table-cell table:style-name="Table4.A2" office:value-type="string">
                <text:p text:style-name="P10">merge</text:p>
              </table:table-cell>
              <table:table-cell table:style-name="Table4.B2" office:value-type="string">
                <text:p text:style-name="Table_20_Contents">org.hibernate.ejb.event.EJB3MergeEventListener</text:p>
              </table:table-cell>
            </table:table-row>
            <table:table-row>
              <table:table-cell table:style-name="Table4.A2" office:value-type="string">
                <text:p text:style-name="P10">create</text:p>
              </table:table-cell>
              <table:table-cell table:style-name="Table4.B2" office:value-type="string">
                <text:p text:style-name="Table_20_Contents">org.hibernate.ejb.event.EJB3PersistEventListener</text:p>
              </table:table-cell>
            </table:table-row>
            <table:table-row>
              <table:table-cell table:style-name="Table4.A2" office:value-type="string">
                <text:p text:style-name="P10">create-onflush</text:p>
              </table:table-cell>
              <table:table-cell table:style-name="Table4.B2" office:value-type="string">
                <text:p text:style-name="Table_20_Contents">org.hibernate.ejb.event.EJB3PersistOnFlushEventListener</text:p>
              </table:table-cell>
            </table:table-row>
            <table:table-row>
              <table:table-cell table:style-name="Table4.A2" office:value-type="string">
                <text:p text:style-name="P10">save</text:p>
              </table:table-cell>
              <table:table-cell table:style-name="Table4.B2" office:value-type="string">
                <text:p text:style-name="Table_20_Contents">org.hibernate.ejb.event.EJB3SaveEventListener</text:p>
              </table:table-cell>
            </table:table-row>
            <table:table-row>
              <table:table-cell table:style-name="Table4.A2" office:value-type="string">
                <text:p text:style-name="P10">save-update</text:p>
              </table:table-cell>
              <table:table-cell table:style-name="Table4.B2" office:value-type="string">
                <text:p text:style-name="Table_20_Contents">org.hibernate.ejb.event.EJB3SaveOrUpdateEventListener</text:p>
              </table:table-cell>
            </table:table-row>
            <table:table-row>
              <table:table-cell table:style-name="Table4.A2" office:value-type="string">
                <text:p text:style-name="P10">pre-insert</text:p>
              </table:table-cell>
              <table:table-cell table:style-name="Table4.B2" office:value-type="string">
                <text:p text:style-name="Table_20_Contents">org.hibernate.secure.JACCPreInsertEventListener, org.hibernate.valitator.event.ValidateEventListener</text:p>
              </table:table-cell>
            </table:table-row>
            <table:table-row>
              <table:table-cell table:style-name="Table4.A2" office:value-type="string">
                <text:p text:style-name="P10">pre-insert</text:p>
              </table:table-cell>
              <table:table-cell table:style-name="Table4.B2" office:value-type="string">
                <text:p text:style-name="Table_20_Contents">org.hibernate.secure.JACCPreUpdateEventListener, org.hibernate.valitator.event.ValidateEventListener</text:p>
              </table:table-cell>
            </table:table-row>
            <table:table-row>
              <table:table-cell table:style-name="Table4.A2" office:value-type="string">
                <text:p text:style-name="P10">pre-delete</text:p>
              </table:table-cell>
              <table:table-cell table:style-name="Table4.B2" office:value-type="string">
                <text:p text:style-name="Table_20_Contents">org.hibernate.secure.JACCPreDeleteEventListener</text:p>
              </table:table-cell>
            </table:table-row>
            <table:table-row>
              <table:table-cell table:style-name="Table4.A2" office:value-type="string">
                <text:p text:style-name="P10">pre-load</text:p>
              </table:table-cell>
              <table:table-cell table:style-name="Table4.B2" office:value-type="string">
                <text:p text:style-name="Table_20_Contents">org.hibernate.secure.JACCPreLoadEventListener</text:p>
              </table:table-cell>
            </table:table-row>
            <table:table-row>
              <table:table-cell table:style-name="Table4.A2" office:value-type="string">
                <text:p text:style-name="P10">post-delete</text:p>
              </table:table-cell>
              <table:table-cell table:style-name="Table4.B2" office:value-type="string">
                <text:p text:style-name="Table_20_Contents">org.hibernate.ejb.event.EJB3PostDeleteEventListener</text:p>
              </table:table-cell>
            </table:table-row>
            <table:table-row>
              <table:table-cell table:style-name="Table4.A2" office:value-type="string">
                <text:p text:style-name="P10">post-insert</text:p>
              </table:table-cell>
              <table:table-cell table:style-name="Table4.B2" office:value-type="string">
                <text:p text:style-name="Table_20_Contents">org.hibernate.ejb.event.EJB3PostInsertEventListener</text:p>
              </table:table-cell>
            </table:table-row>
            <table:table-row>
              <table:table-cell table:style-name="Table4.A2" office:value-type="string">
                <text:p text:style-name="P10">post-load</text:p>
              </table:table-cell>
              <table:table-cell table:style-name="Table4.B2" office:value-type="string">
                <text:p text:style-name="Table_20_Contents">org.hibernate.ejb.event.EJB3PostLoadEventListener</text:p>
              </table:table-cell>
            </table:table-row>
            <table:table-row>
              <table:table-cell table:style-name="Table4.A2" office:value-type="string">
                <text:p text:style-name="P10">post-update</text:p>
              </table:table-cell>
              <table:table-cell table:style-name="Table4.B2" office:value-type="string">
                <text:p text:style-name="Table_20_Contents">org.hibernate.ejb.event.EJB3PostUpdateEventListener</text:p>
              </table:table-cell>
            </table:table-row>
          </table:table>
          <text:p text:style-name="Text_20_body">Note that the JACC*EventListeners are removed if the security is not enabled.</text:p>
          <text:p text:style-name="Text_20_body">You can configure the event listeners either through the properties (see <text:a xlink:type="simple" xlink:href="http://docs.jboss.org/ejb3/app-server/HibernateEntityManager/reference/en/html_single/index.html#setup-configuration">Configuration and bootstrapping</text:a>) or through the <text:span text:style-name="Teletype">ejb3configuration.getEventListeners()</text:span> API.</text:p>
          <text:p text:style-name="P2"/>
          <text:p text:style-name="P2">2006年02月6日, 星期一 20:48 (1128229)</text:p>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1" svg:font-family="'Bitstream Vera Sans'"/>
    <style:font-face style:name="Courier New1" svg:font-family="'Courier New'"/>
    <style:font-face style:name="Courier New" svg:font-family="'Courier New', Courier, Monospace"/>
    <style:font-face style:name="SimSun" svg:font-family="SimSun"/>
    <style:font-face style:name="StarSymbol" svg:font-family="StarSymbol"/>
    <style:font-face style:name="Verdana" svg:font-family="Verdana"/>
    <style:font-face style:name="verdana" svg:font-family="verdana, arial, helvetica"/>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Bitstream Vera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Bitstream Vera Sans"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Bitstream Vera Sans" style:font-size-complex="14pt" style:font-weight-complex="bold"/>
    </style:style>
    <style:style style:name="List" style:family="paragraph" style:parent-style-name="Text_20_body" style:class="list">
      <style:text-properties style:font-name-complex="Bitstream Ver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name-complex="Bitstream Vera 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2" style:font-name-asian="Courier New2" style:font-name-complex="Courier New2"/>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eff Xiong</meta:initial-creator>
    <meta:creation-date>2007-02-23T13:33:25</meta:creation-date>
    <dc:creator>Jeff Xiong</dc:creator>
    <dc:date>2007-02-23T13:34:45</dc:date>
    <dc:language>en-US</dc:language>
    <meta:editing-cycles>2</meta:editing-cycles>
    <meta:editing-duration>PT16S</meta:editing-duration>
    <meta:user-defined meta:name="Info 1"/>
    <meta:user-defined meta:name="Info 2"/>
    <meta:user-defined meta:name="Info 3"/>
    <meta:user-defined meta:name="Info 4"/>
    <meta:document-statistic meta:table-count="4" meta:image-count="0" meta:object-count="0" meta:page-count="24" meta:paragraph-count="387" meta:word-count="2963" meta:character-count="22199"/>
  </office:meta>
</office:document-meta>
</file>